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7.1146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3.4264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5.9035in"/>
    </style:style>
    <style:style style:name="co11" style:family="table-column">
      <style:table-column-properties fo:break-before="auto" style:column-width="2.8807in"/>
    </style:style>
    <style:style style:name="co12" style:family="table-column">
      <style:table-column-properties fo:break-before="auto" style:column-width="1.3528in"/>
    </style:style>
    <style:style style:name="co13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PageStyle_5f_Catalogue_20_Pricing_20_Upd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/>
    </style:style>
    <style:style style:name="ce16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none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ffcc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Pricing Update" table:style-name="ta1" table:print-ranges="'Catalogue Pricing Update'.A2:'Catalogue Pricing Update'.AE2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number-columns-repeated="7" table:default-cell-style-name="ce7"/>
        <table:table-column table:style-name="co7" table:default-cell-style-name="ce7"/>
        <table:table-column table:style-name="co8" table:default-cell-style-name="ce22"/>
        <table:table-column table:style-name="co9" table:default-cell-style-name="ce7"/>
        <table:table-column table:style-name="co10" table:default-cell-style-name="ce31"/>
        <table:table-column table:style-name="co11" table:default-cell-style-name="ce7"/>
        <table:table-column table:style-name="co12" table:default-cell-style-name="ce7"/>
        <table:table-column table:style-name="co9" table:default-cell-style-name="ce7"/>
        <table:table-column table:style-name="co3" table:number-columns-repeated="2" table:default-cell-style-name="ce7"/>
        <table:table-column table:style-name="co13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4.1394in" svg:height="2.2264in" svg:x="3.1516in" svg:y="0.1091in" draw:caption-point-x="-3.1516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2264in" svg:x="9.6205in" svg:y="0.1091in" draw:caption-point-x="-9.6205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2.4787in" svg:height="2.2264in" svg:x="10.6969in" svg:y="0.1091in" draw:caption-point-x="-10.6969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2.0563in" svg:height="2.2264in" svg:x="12.4248in" svg:y="0.1091in" draw:caption-point-x="-12.4248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8.2744in" svg:height="0.8913in" svg:x="13.5988in" svg:y="0.0213in" draw:caption-point-x="-13.5988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4.2717in" svg:height="2.0083in" svg:x="14.9248in" svg:y="0.0213in" draw:caption-point-x="-14.9248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4.272in" svg:height="2.0083in" svg:x="15.8157in" svg:y="0.0213in" draw:caption-point-x="-15.8157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9" office:value-type="string">
            <office:annotation draw:style-name="gr2" draw:text-style-name="P1" svg:width="6.1126in" svg:height="1.3638in" svg:x="16.7071in" svg:y="0.0213in" draw:caption-point-x="-16.7071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1.4465in" svg:height="2.2264in" svg:x="17.598in" svg:y="0.1091in" draw:caption-point-x="-17.598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3.4185in" svg:height="2.2264in" svg:x="20.2713in" svg:y="0.1091in" draw:caption-point-x="-20.2713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3.0882in" svg:height="2.2264in" svg:x="21.6299in" svg:y="0.1091in" draw:caption-point-x="-21.6299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0.7724in" svg:height="2.2264in" svg:x="24.4894in" svg:y="0.1091in" draw:caption-point-x="-24.4894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5.1248in" svg:height="2.2264in" svg:x="24.9134in" svg:y="0.1091in" draw:caption-point-x="-24.9134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7.0488in" svg:height="2.2264in" svg:x="26.4886in" svg:y="0.1091in" draw:caption-point-x="-26.4886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3.3925in" svg:height="2.2264in" svg:x="31.8165in" svg:y="0.1091in" draw:caption-point-x="-31.8165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8" office:value-type="string">
            <text:p>Examples</text:p>
          </table:table-cell>
          <table:table-cell table:style-name="ce38" office:value-type="string">
            <text:p>UN/TDED Code</text:p>
          </table:table-cell>
          <table:table-cell table:style-name="ce38" office:value-type="string">
            <text:p>Current Version</text:p>
          </table:table-cell>
          <table:table-cell table:style-name="ce48" office:value-type="string">
            <office:annotation draw:style-name="gr1" draw:text-style-name="P1" svg:width="1.7512in" svg:height="2.2264in" svg:x="37.1421in" svg:y="0.1091in" draw:caption-point-x="-37.1421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8" office:value-type="string">
            <office:annotation draw:style-name="gr1" draw:text-style-name="P1" svg:width="1.7724in" svg:height="2.2264in" svg:x="38.1201in" svg:y="0.1091in" draw:caption-point-x="-38.1201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PricingUpdate">
              <text:p>CataloguePricingUpdate</text:p>
            </table:table-cell>
            <table:table-cell table:style-name="ce2" office:value-type="string">
              <text:p>Catalogue Pricing Update. Details</text:p>
            </table:table-cell>
            <table:table-cell table:style-name="ce10"/>
            <table:table-cell table:style-name="ce10" office:value-type="string">
              <text:p>Catalogue Pricing Update</text:p>
            </table:table-cell>
            <table:table-cell table:style-name="ce10" table:number-columns-repeated="10"/>
            <table:table-cell table:style-name="ce20"/>
            <table:table-cell table:style-name="ce10" office:value-type="string">
              <text:p>ABIE</text:p>
            </table:table-cell>
            <table:table-cell table:style-name="ce27" office:value-type="string">
              <text:p>The document used to update information about prices on an existing Catalogue.</text:p>
            </table:table-cell>
            <table:table-cell table:style-name="ce27"/>
            <table:table-cell table:style-name="ce39"/>
            <table:table-cell table:style-name="ce43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8"/>
            <table:table-cell table:style-name="ce50" table:number-columns-repeated="113"/>
            <table:table-cell table:number-columns-repeated="112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Catalogue Pricing Update. UBL Version Identifier. Identifier</text:p>
          </table:table-cell>
          <table:table-cell table:style-name="ce11"/>
          <table:table-cell office:value-type="string">
            <text:p>Catalogue Pricing Update</text:p>
          </table:table-cell>
          <table:table-cell table:style-name="ce15"/>
          <table:table-cell table:style-name="ce15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1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28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7" office:value-type="string">
            <text:p>2.0.5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11"/>
          <table:table-cell table:style-name="ce51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8" office:value-type="string">
            <text:p>Catalogue Pricing Update. Customization Identifier. Identifier</text:p>
          </table:table-cell>
          <table:table-cell table:style-name="ce11"/>
          <table:table-cell office:value-type="string">
            <text:p>Catalogue Pricing Update</text:p>
          </table:table-cell>
          <table:table-cell table:style-name="ce15"/>
          <table:table-cell table:style-name="ce15" office:value-type="string">
            <text:p>Customization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1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Identifies a user-defined customization of UBL for a specific use.</text:p>
          </table:table-cell>
          <table:table-cell table:style-name="ce18" office:value-type="string">
            <text:p>NE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11"/>
          <table:table-cell table:style-name="ce51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Catalogue Pricing Update. Profile Identifier. Identifier</text:p>
          </table:table-cell>
          <table:table-cell table:style-name="ce11"/>
          <table:table-cell office:value-type="string">
            <text:p>Catalogue Pricing Update</text:p>
          </table:table-cell>
          <table:table-cell table:style-name="ce15"/>
          <table:table-cell table:style-name="ce15" office:value-type="string">
            <text:p>Profile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1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Identifies a user-defined profile of the subset of UBL being used.</text:p>
          </table:table-cell>
          <table:table-cell table:style-name="ce18" office:value-type="string">
            <text:p>BasicProcurementProces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11"/>
          <table:table-cell table:style-name="ce51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Catalogue Pricing Update. Identifier</text:p>
          </table:table-cell>
          <table:table-cell/>
          <table:table-cell table:style-name="Default" office:value-type="string">
            <text:p>Catalogue Pricing Upda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Catalogue Revision assigned by the Seller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Catalogue Pricing Update. UUID. Identifier</text:p>
          </table:table-cell>
          <table:table-cell/>
          <table:table-cell office:value-type="string">
            <text:p>Catalogue Pricing Update</text:p>
          </table:table-cell>
          <table:table-cell/>
          <table:table-cell/>
          <table:table-cell table:style-name="Default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A computer-generated universally unique identifier (UUID) for the Catalogue Revision instanc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8" office:value-type="string">
            <text:p>Catalogue Pricing Update. Name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the Catalogue Revision.</text:p>
          </table:table-cell>
          <table:table-cell office:value-type="string">
            <text:p>"Seasonal Promotion"</text:p>
          </table:table-cell>
          <table:table-cell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 Pricing Update. Issue Date. Dat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when the catalogue revision was issued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 Pricing Update. Issue Time. Tim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when the catalogue revision was issued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visionDate">
            <text:p>RevisionDate</text:p>
          </table:table-cell>
          <table:table-cell table:style-name="ce8" office:value-type="string">
            <text:p>Catalogue Pricing Update. Revision Date. Dat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Revision</text:p>
          </table:table-cell>
          <table:table-cell table:style-name="Default" office:value-type="string">
            <text:p>Date</text:p>
          </table:table-cell>
          <table:table-cell table:formula="oooc:=IF([.F11]&lt;&gt;&quot;&quot;;CONCATENATE([.F11];&quot; &quot;;[.G11]);[.G11])" office:value-type="string" office:string-value="Revision Date">
            <text:p>Revision Date</text:p>
          </table:table-cell>
          <table:table-cell table:style-name="Default"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date assigned by the Seller at which the Catalogue was revised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RevisionTime">
            <text:p>RevisionTime</text:p>
          </table:table-cell>
          <table:table-cell table:style-name="ce8" office:value-type="string">
            <text:p>Catalogue Pricing Update. Revision Time. Tim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Revision</text:p>
          </table:table-cell>
          <table:table-cell table:style-name="Default" office:value-type="string">
            <text:p>Time</text:p>
          </table:table-cell>
          <table:table-cell table:formula="oooc:=IF([.F12]&lt;&gt;&quot;&quot;;CONCATENATE([.F12];&quot; &quot;;[.G12]);[.G12])" office:value-type="string" office:string-value="Revision Time">
            <text:p>Revision Time</text:p>
          </table:table-cell>
          <table:table-cell table:style-name="Default" office:value-type="string">
            <text:p>Tim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time assigned by the Seller at which the Catalogue was revised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 Pricing Update. Note. Text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-form text applying to the Catalogue Revision. This element may contain notes or any other similar information that is not contained explicitly in another structur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 Pricing Update. Description. Text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4]&lt;&gt;&quot;&quot;;CONCATENATE([.F14];&quot; &quot;;[.G14]);[.G14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3" office:value-type="string">
            <text:p>Describes the Catalogue Revision.</text:p>
          </table:table-cell>
          <table:table-cell office:value-type="string">
            <text:p>" adjustment of prices for Christmas trading period"</text:p>
          </table:table-cell>
          <table:table-cell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atalogue Pricing Update. Version. Identifier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5]&lt;&gt;&quot;&quot;;CONCATENATE([.F15];&quot; &quot;;[.G15]);[.G15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Indicates the current version of the catalogue pricing update.</text:p>
          </table:table-cell>
          <table:table-cell office:value-type="string">
            <text:p>"1.1"</text:p>
          </table:table-cell>
          <table:table-cell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Catalogue Pricing Update. Line Count. Numeric</text:p>
          </table:table-cell>
          <table:table-cell/>
          <table:table-cell office:value-type="string">
            <text:p>Catalogue Pricing Update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16]&lt;&gt;&quot;&quot;;CONCATENATE([.F16];&quot; &quot;;[.G16]);[.G16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4" office:value-type="string">
            <text:p>The number of lines in the document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3"/>
          <table:table-cell table:number-columns-repeated="112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Pricing Update. Validity_ Period. Period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style-name="ce12" office:value-type="string">
            <text:p>Validity</text:p>
          </table:table-cell>
          <table:table-cell table:style-name="ce12"/>
          <table:table-cell table:style-name="ce12"/>
          <table:table-cell table:style-name="ce4" table:formula="oooc:=[.M17]" office:value-type="string" office:string-value="Period">
            <text:p>Period</text:p>
          </table:table-cell>
          <table:table-cell table:style-name="ce4" table:formula="oooc:=[.M17]" office:value-type="string" office:string-value="Period">
            <text:p>Period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Period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5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RelatedCatalogueReference">
            <text:p>RelatedCatalogueReference</text:p>
          </table:table-cell>
          <table:table-cell table:style-name="ce4" office:value-type="string">
            <text:p>Catalogue Pricing Update. Related_ Catalogue Reference. Catalogue Reference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style-name="ce12" office:value-type="string">
            <text:p>Related</text:p>
          </table:table-cell>
          <table:table-cell table:style-name="ce12"/>
          <table:table-cell table:style-name="ce12"/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Reference</text:p>
          </table:table-cell>
          <table:table-cell table:style-name="ce12"/>
          <table:table-cell table:style-name="ce24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Catalogue containing the revised Items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Pricing Update. Referenced_ Contract. Contract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style-name="ce12" office:value-type="string">
            <text:p>Referenced</text:p>
          </table:table-cell>
          <table:table-cell table:style-name="ce12"/>
          <table:table-cell table:style-name="ce12"/>
          <table:table-cell table:style-name="ce4" table:formula="oooc:=[.M19]" office:value-type="string" office:string-value="Contract">
            <text:p>Contract</text:p>
          </table:table-cell>
          <table:table-cell table:style-name="ce4" table:formula="oooc:=[.M19]" office:value-type="string" office:string-value="Contract">
            <text:p>Contract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ontract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5" office:value-type="string">
            <text:p>An association to a framework agreement or contract.</text:p>
          </table:table-cell>
          <table:table-cell table:style-name="ce36" table:number-columns-repeated="2"/>
          <table:table-cell table:style-name="ce46" office:value-type="string">
            <text:p>2.0</text:p>
          </table:table-cell>
          <table:table-cell table:style-name="ce40"/>
          <table:table-cell table:style-name="ce24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Pricing Update. Signature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number-columns-repeated="2" table:style-name="ce12"/>
          <table:table-cell table:style-name="ce12"/>
          <table:table-cell table:style-name="ce4" table:formula="oooc:=[.M20]" office:value-type="string" office:string-value="Signature">
            <text:p>Signature</text:p>
          </table:table-cell>
          <table:table-cell table:style-name="ce4" table:formula="oooc:=[.M20]" office:value-type="string" office:string-value="Signature">
            <text:p>Signatur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Signature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One or more signatures applied to the document.</text:p>
          </table:table-cell>
          <table:table-cell table:style-name="ce36" table:number-columns-repeated="2"/>
          <table:table-cell table:style-name="ce46" office:value-type="string">
            <text:p>2.0</text:p>
          </table:table-cell>
          <table:table-cell table:style-name="ce40"/>
          <table:table-cell table:style-name="ce24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5" office:value-type="string">
            <text:p>ProviderParty</text:p>
          </table:table-cell>
          <table:table-cell table:style-name="ce5" office:value-type="string">
            <text:p>Catalogue Pricing Update. Provider_ Party. Party</text:p>
          </table:table-cell>
          <table:table-cell table:style-name="ce5"/>
          <table:table-cell table:style-name="ce12" office:value-type="string">
            <text:p>Catalogue Pricing Update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5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the Catalogue Provider Party.</text:p>
          </table:table-cell>
          <table:table-cell table:style-name="ce35"/>
          <table:table-cell table:style-name="ce41"/>
          <table:table-cell table:style-name="ce47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ReceiverParty</text:p>
          </table:table-cell>
          <table:table-cell table:style-name="ce5" office:value-type="string">
            <text:p>Catalogue Pricing Update. Receiver_ Party. Party</text:p>
          </table:table-cell>
          <table:table-cell table:style-name="ce5"/>
          <table:table-cell table:style-name="ce12" office:value-type="string">
            <text:p>Catalogue Pricing Update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5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the Catalogue Receiver Party.</text:p>
          </table:table-cell>
          <table:table-cell table:style-name="ce35"/>
          <table:table-cell table:style-name="ce41"/>
          <table:table-cell table:style-name="ce47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SellerSupplierParty</text:p>
          </table:table-cell>
          <table:table-cell table:style-name="ce5" office:value-type="string">
            <text:p>Catalogue Pricing Update. Seller_ Supplier Party. Supplier Party</text:p>
          </table:table-cell>
          <table:table-cell table:style-name="ce5"/>
          <table:table-cell table:style-name="ce12" office:value-type="string">
            <text:p>Catalogue Pricing Update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The Seller Party responsible for the contract to which the Catalogue relates.</text:p>
          </table:table-cell>
          <table:table-cell table:style-name="ce35"/>
          <table:table-cell table:style-name="ce41"/>
          <table:table-cell table:style-name="ce47" office:value-type="string">
            <text:p>2.0</text:p>
          </table:table-cell>
          <table:table-cell table:style-name="ce5" table:number-columns-repeated="2"/>
          <table:table-cell table:style-name="ce12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ContractorCustomerParty</text:p>
          </table:table-cell>
          <table:table-cell table:style-name="ce5" office:value-type="string">
            <text:p>Catalogue Pricing Update. Contractor_ Customer Party. Customer Party</text:p>
          </table:table-cell>
          <table:table-cell table:style-name="ce5"/>
          <table:table-cell table:style-name="ce12" office:value-type="string">
            <text:p>Catalogue Pricing Update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The Customer Party responsible for the contract to which the Catalogue relates.</text:p>
          </table:table-cell>
          <table:table-cell table:style-name="ce35"/>
          <table:table-cell table:style-name="ce41"/>
          <table:table-cell table:style-name="ce47" office:value-type="string">
            <text:p>2.0</text:p>
          </table:table-cell>
          <table:table-cell table:style-name="ce5" table:number-columns-repeated="2"/>
          <table:table-cell table:style-name="ce12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Pricing Update. Trading Terms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number-columns-repeated="2" table:style-name="ce12"/>
          <table:table-cell table:style-name="ce12"/>
          <table:table-cell table:style-name="ce4" table:formula="oooc:=[.M25]" office:value-type="string" office:string-value="Trading Terms">
            <text:p>Trading Terms</text:p>
          </table:table-cell>
          <table:table-cell table:style-name="ce4" table:formula="oooc:=[.M25]" office:value-type="string" office:string-value="Trading Terms">
            <text:p>Trading Terms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Trading Terms</text:p>
          </table:table-cell>
          <table:table-cell table:style-name="ce12"/>
          <table:table-cell table:style-name="ce23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rading terms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faultLanguage">
            <text:p>DefaultLanguage</text:p>
          </table:table-cell>
          <table:table-cell table:style-name="ce4" office:value-type="string">
            <text:p>Catalogue Pricing Update. Default_ Language. Language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style-name="ce12" office:value-type="string">
            <text:p>Default</text:p>
          </table:table-cell>
          <table:table-cell table:style-name="ce12"/>
          <table:table-cell table:style-name="ce12"/>
          <table:table-cell table:style-name="ce4" table:formula="oooc:=[.M26]" office:value-type="string" office:string-value="Language">
            <text:p>Language</text:p>
          </table:table-cell>
          <table:table-cell table:style-name="ce4" table:formula="oooc:=[.M26]" office:value-type="string" office:string-value="Language">
            <text:p>Languag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Language</text:p>
          </table:table-cell>
          <table:table-cell table:style-name="ce12"/>
          <table:table-cell table:style-name="ce23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The default language for the catalogue pricinng update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06"/>
          <table:table-cell table:style-name="ce7"/>
          <table:table-cell table:number-columns-repeated="18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ataloguePricingUpdateLine">
            <text:p>CataloguePricingUpdateLine</text:p>
          </table:table-cell>
          <table:table-cell table:style-name="ce4" office:value-type="string">
            <text:p>Catalogue Pricing Update. Catalogue Pricing Update Line</text:p>
          </table:table-cell>
          <table:table-cell table:style-name="ce12"/>
          <table:table-cell table:style-name="ce12" office:value-type="string">
            <text:p>Catalogue Pricing Update</text:p>
          </table:table-cell>
          <table:table-cell table:number-columns-repeated="2" table:style-name="ce12"/>
          <table:table-cell table:style-name="ce12"/>
          <table:table-cell table:style-name="ce4" table:formula="oooc:=[.M27]" office:value-type="string" office:string-value="Catalogue Pricing Update Line">
            <text:p>Catalogue Pricing Update Line</text:p>
          </table:table-cell>
          <table:table-cell table:style-name="ce4" table:formula="oooc:=[.M27]" office:value-type="string" office:string-value="Catalogue Pricing Update Line">
            <text:p>Catalogue Pricing Update Lin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Pricing Update Line</text:p>
          </table:table-cell>
          <table:table-cell table:style-name="ce12"/>
          <table:table-cell table:style-name="ce23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ne or more Catalogue Pricing Update Lines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7" table:number-columns-repeated="4"/>
          <table:table-cell table:style-name="ce42"/>
          <table:table-cell table:style-name="ce49"/>
          <table:table-cell table:style-name="ce6" table:number-columns-repeated="9"/>
          <table:table-cell table:number-columns-repeated="225"/>
        </table:table-row>
        <table:table-row table:style-name="ro3" table:number-rows-repeated="48">
          <table:table-cell table:number-columns-repeated="256"/>
        </table:table-row>
        <table:table-row table:style-name="ro4">
          <table:table-cell table:style-name="ce6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7" table:number-columns-repeated="2"/>
          <table:table-cell table:style-name="ce42"/>
          <table:table-cell table:style-name="ce37"/>
          <table:table-cell table:style-name="ce6" table:number-columns-repeated="11"/>
          <table:table-cell table:number-columns-repeated="225"/>
        </table:table-row>
        <table:table-row table:style-name="ro3" table:number-rows-repeated="65458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Catalogue Pricing Update'.$A$1" table:cell-range-address="$'Catalogue Pricing Update'.$A$1:.$IV$1"/>
        <table:named-expression table:name="BuiltIn_AutoFilter___1" table:base-cell-address="$'Catalogue Pricing Update'.$A$1" table:expression="&quot;$Invoice.$#REF!$#REF!:$#REF!$#REF!&quot;"/>
        <table:named-range table:name="Excel_BuiltIn_Print_Titles_1" table:base-cell-address="$'Catalogue Pricing Update'.$A$1" table:cell-range-address="$'Catalogue Pricing Update'.$A$2:.$IC$2"/>
        <table:named-expression table:name="Excel_BuiltIn_Print_Titles_1___0" table:base-cell-address="$'Catalogue Pricing Update'.$A$1" table:expression="&quot;$Invoice.$#REF!$#REF!:$#REF!$#REF!&quot;"/>
        <table:named-range table:name="Excel_BuiltIn_Print_Area_1" table:base-cell-address="$'Catalogue Pricing Update'.$A$1" table:cell-range-address="$'Catalogue Pricing Update'.$A$2:.$AE$23" table:range-usable-as="print-range"/>
        <table:named-range table:name="Excel_BuiltIn_Print_Titles_1 1" table:base-cell-address="$'Catalogue Pricing Update'.$A$1" table:cell-range-address="$'Catalogue Pricing Update'.$A$2:.$IV$2" table:range-usable-as="repeat-column repeat-row"/>
      </table:named-expressions>
      <table:database-ranges>
        <table:database-range table:name="Excel_BuiltIn__FilterDatabase_1" table:target-range-address="'Catalogue Pricing Update'.A1:'Catalogue Pricing Updat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Pricing_20_Update" style:display-name="PageStyle_Catalogue Pricing Upda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2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2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10:46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89"/>
  </office:meta>
</office:document-meta>
</file>